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748091603053435" calcext:value-type="float">
            <text:p>0.7480916030534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6']</text:p>
          </table:table-cell>
          <table:table-cell office:value-type="string" calcext:value-type="string">
            <text:p>[0.9503012048192772]</text:p>
          </table:table-cell>
          <table:table-cell office:value-type="string" calcext:value-type="string">
            <text:p>[17]</text:p>
          </table:table-cell>
          <table:table-cell office:value-type="float" office:value="0.429262470163096" calcext:value-type="float">
            <text:p>0.429262470163096</text:p>
          </table:table-cell>
          <table:table-cell office:value-type="float" office:value="0.357889320906847" calcext:value-type="float">
            <text:p>0.357889320906847</text:p>
          </table:table-cell>
          <table:table-cell office:value-type="float" office:value="0.503225806451613" calcext:value-type="float">
            <text:p>0.503225806451613</text:p>
          </table:table-cell>
          <table:table-cell office:value-type="float" office:value="0.61336113750839" calcext:value-type="float">
            <text:p>0.61336113750839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516679136027745" calcext:value-type="float">
            <text:p>0.516679136027745</text:p>
          </table:table-cell>
          <table:table-cell office:value-type="float" office:value="0.748091603053435" calcext:value-type="float">
            <text:p>0.748091603053435</text:p>
          </table:table-cell>
          <table:table-cell office:value-type="float" office:value="0.229120286209402" calcext:value-type="float">
            <text:p>0.229120286209402</text:p>
          </table:table-cell>
          <table:table-cell office:value-type="float" office:value="0.471910112359551" calcext:value-type="float">
            <text:p>0.4719101123595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691943127962085" calcext:value-type="float">
            <text:p>0.6919431279620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9032738095238096]</text:p>
          </table:table-cell>
          <table:table-cell office:value-type="string" calcext:value-type="string">
            <text:p>[15]</text:p>
          </table:table-cell>
          <table:table-cell office:value-type="float" office:value="0.586238095945624" calcext:value-type="float">
            <text:p>0.586238095945624</text:p>
          </table:table-cell>
          <table:table-cell office:value-type="float" office:value="0.586180769393901" calcext:value-type="float">
            <text:p>0.586180769393901</text:p>
          </table:table-cell>
          <table:table-cell office:value-type="float" office:value="0.606896551724138" calcext:value-type="float">
            <text:p>0.606896551724138</text:p>
          </table:table-cell>
          <table:table-cell office:value-type="float" office:value="0.643860227796371" calcext:value-type="float">
            <text:p>0.643860227796371</text:p>
          </table:table-cell>
          <table:table-cell office:value-type="float" office:value="0.691943127962085" calcext:value-type="float">
            <text:p>0.691943127962085</text:p>
          </table:table-cell>
          <table:table-cell office:value-type="float" office:value="0.585693018814198" calcext:value-type="float">
            <text:p>0.585693018814198</text:p>
          </table:table-cell>
          <table:table-cell office:value-type="float" office:value="0.622047244094488" calcext:value-type="float">
            <text:p>0.622047244094488</text:p>
          </table:table-cell>
          <table:table-cell office:value-type="float" office:value="0.529218367778028" calcext:value-type="float">
            <text:p>0.529218367778028</text:p>
          </table:table-cell>
          <table:table-cell office:value-type="float" office:value="0.647887323943662" calcext:value-type="float">
            <text:p>0.6478873239436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685483870967742" calcext:value-type="float">
            <text:p>0.6854838709677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819969742813918]</text:p>
          </table:table-cell>
          <table:table-cell office:value-type="string" calcext:value-type="string">
            <text:p>[6]</text:p>
          </table:table-cell>
          <table:table-cell office:value-type="float" office:value="0.579131722839126" calcext:value-type="float">
            <text:p>0.579131722839126</text:p>
          </table:table-cell>
          <table:table-cell office:value-type="float" office:value="0.591305676662372" calcext:value-type="float">
            <text:p>0.591305676662372</text:p>
          </table:table-cell>
          <table:table-cell office:value-type="float" office:value="0.604255319148936" calcext:value-type="float">
            <text:p>0.604255319148936</text:p>
          </table:table-cell>
          <table:table-cell office:value-type="float" office:value="0.662051367871935" calcext:value-type="float">
            <text:p>0.662051367871935</text:p>
          </table:table-cell>
          <table:table-cell office:value-type="float" office:value="0.685483870967742" calcext:value-type="float">
            <text:p>0.685483870967742</text:p>
          </table:table-cell>
          <table:table-cell office:value-type="float" office:value="0.601583666253387" calcext:value-type="float">
            <text:p>0.601583666253387</text:p>
          </table:table-cell>
          <table:table-cell office:value-type="float" office:value="0.633928571428571" calcext:value-type="float">
            <text:p>0.633928571428571</text:p>
          </table:table-cell>
          <table:table-cell office:value-type="float" office:value="0.461586180568811" calcext:value-type="float">
            <text:p>0.461586180568811</text:p>
          </table:table-cell>
          <table:table-cell office:value-type="float" office:value="0.650887573964497" calcext:value-type="float">
            <text:p>0.6508875739644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757033248081841" calcext:value-type="float">
            <text:p>0.7570332480818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9']</text:p>
          </table:table-cell>
          <table:table-cell office:value-type="string" calcext:value-type="string">
            <text:p>[0.8609077598828697]</text:p>
          </table:table-cell>
          <table:table-cell office:value-type="string" calcext:value-type="string">
            <text:p>[13]</text:p>
          </table:table-cell>
          <table:table-cell office:value-type="float" office:value="0.725516316913663" calcext:value-type="float">
            <text:p>0.725516316913663</text:p>
          </table:table-cell>
          <table:table-cell office:value-type="float" office:value="0.700056271526659" calcext:value-type="float">
            <text:p>0.700056271526659</text:p>
          </table:table-cell>
          <table:table-cell office:value-type="float" office:value="0.71505376344086" calcext:value-type="float">
            <text:p>0.71505376344086</text:p>
          </table:table-cell>
          <table:table-cell office:value-type="float" office:value="0.723328546320218" calcext:value-type="float">
            <text:p>0.723328546320218</text:p>
          </table:table-cell>
          <table:table-cell office:value-type="float" office:value="0.739795918367347" calcext:value-type="float">
            <text:p>0.739795918367347</text:p>
          </table:table-cell>
          <table:table-cell office:value-type="float" office:value="0.742795649382957" calcext:value-type="float">
            <text:p>0.742795649382957</text:p>
          </table:table-cell>
          <table:table-cell office:value-type="float" office:value="0.751243781094527" calcext:value-type="float">
            <text:p>0.751243781094527</text:p>
          </table:table-cell>
          <table:table-cell office:value-type="float" office:value="0.735884800424818" calcext:value-type="float">
            <text:p>0.735884800424818</text:p>
          </table:table-cell>
          <table:table-cell office:value-type="float" office:value="0.757033248081841" calcext:value-type="float">
            <text:p>0.7570332480818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774818401937046" calcext:value-type="float">
            <text:p>0.7748184019370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8634361233480177]</text:p>
          </table:table-cell>
          <table:table-cell office:value-type="string" calcext:value-type="string">
            <text:p>[23]</text:p>
          </table:table-cell>
          <table:table-cell office:value-type="float" office:value="0.670713086234898" calcext:value-type="float">
            <text:p>0.670713086234898</text:p>
          </table:table-cell>
          <table:table-cell office:value-type="float" office:value="0.762551529252039" calcext:value-type="float">
            <text:p>0.762551529252039</text:p>
          </table:table-cell>
          <table:table-cell office:value-type="float" office:value="0.774818401937046" calcext:value-type="float">
            <text:p>0.774818401937046</text:p>
          </table:table-cell>
          <table:table-cell office:value-type="float" office:value="0.750047709902519" calcext:value-type="float">
            <text:p>0.750047709902519</text:p>
          </table:table-cell>
          <table:table-cell office:value-type="float" office:value="0.760439560439561" calcext:value-type="float">
            <text:p>0.760439560439561</text:p>
          </table:table-cell>
          <table:table-cell office:value-type="float" office:value="0.430163536158417" calcext:value-type="float">
            <text:p>0.430163536158417</text:p>
          </table:table-cell>
          <table:table-cell office:value-type="float" office:value="0.434782608695652" calcext:value-type="float">
            <text:p>0.434782608695652</text:p>
          </table:table-cell>
          <table:table-cell office:value-type="float" office:value="0.740089569626617" calcext:value-type="float">
            <text:p>0.740089569626617</text:p>
          </table:table-cell>
          <table:table-cell office:value-type="float" office:value="0.756637168141593" calcext:value-type="float">
            <text:p>0.7566371681415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192307692307692" calcext:value-type="float">
            <text:p>0.1923076923076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9385964912280702]</text:p>
          </table:table-cell>
          <table:table-cell office:value-type="string" calcext:value-type="string">
            <text:p>[40]</text:p>
          </table:table-cell>
          <table:table-cell office:value-type="float" office:value="0.0737167495539373" calcext:value-type="float">
            <text:p>0.073716749553937</text:p>
          </table:table-cell>
          <table:table-cell office:value-type="float" office:value="0.0293075684380032" calcext:value-type="float">
            <text:p>0.029307568438003</text:p>
          </table:table-cell>
          <table:table-cell office:value-type="float" office:value="0.0444444444444445" calcext:value-type="float">
            <text:p>0.044444444444445</text:p>
          </table:table-cell>
          <table:table-cell office:value-type="float" office:value="0.0785953177257525" calcext:value-type="float">
            <text:p>0.078595317725753</text:p>
          </table:table-cell>
          <table:table-cell office:value-type="float" office:value="0.192307692307692" calcext:value-type="float">
            <text:p>0.192307692307692</text:p>
          </table:table-cell>
          <table:table-cell office:value-type="float" office:value="0.118595317725753" calcext:value-type="float">
            <text:p>0.118595317725753</text:p>
          </table:table-cell>
          <table:table-cell office:value-type="float" office:value="0.192307692307692" calcext:value-type="float">
            <text:p>0.192307692307692</text:p>
          </table:table-cell>
          <table:table-cell office:value-type="float" office:value="0.0683687943262411" calcext:value-type="float">
            <text:p>0.068368794326241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773869346733668" calcext:value-type="float">
            <text:p>0.7738693467336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8']</text:p>
          </table:table-cell>
          <table:table-cell office:value-type="string" calcext:value-type="string">
            <text:p>[0.8686131386861314]</text:p>
          </table:table-cell>
          <table:table-cell office:value-type="string" calcext:value-type="string">
            <text:p>[14]</text:p>
          </table:table-cell>
          <table:table-cell office:value-type="float" office:value="0.711018501359799" calcext:value-type="float">
            <text:p>0.711018501359799</text:p>
          </table:table-cell>
          <table:table-cell office:value-type="float" office:value="0.721215560858134" calcext:value-type="float">
            <text:p>0.721215560858134</text:p>
          </table:table-cell>
          <table:table-cell office:value-type="float" office:value="0.742990654205607" calcext:value-type="float">
            <text:p>0.742990654205607</text:p>
          </table:table-cell>
          <table:table-cell office:value-type="float" office:value="0.755770859865122" calcext:value-type="float">
            <text:p>0.755770859865122</text:p>
          </table:table-cell>
          <table:table-cell office:value-type="float" office:value="0.757505773672055" calcext:value-type="float">
            <text:p>0.757505773672055</text:p>
          </table:table-cell>
          <table:table-cell office:value-type="float" office:value="0.647516923333439" calcext:value-type="float">
            <text:p>0.647516923333439</text:p>
          </table:table-cell>
          <table:table-cell office:value-type="float" office:value="0.773869346733668" calcext:value-type="float">
            <text:p>0.773869346733668</text:p>
          </table:table-cell>
          <table:table-cell office:value-type="float" office:value="0.719570661382499" calcext:value-type="float">
            <text:p>0.719570661382499</text:p>
          </table:table-cell>
          <table:table-cell office:value-type="float" office:value="0.734246575342466" calcext:value-type="float">
            <text:p>0.7342465753424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805280528052805" calcext:value-type="float">
            <text:p>0.80528052805280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8888888888888888]</text:p>
          </table:table-cell>
          <table:table-cell office:value-type="string" calcext:value-type="string">
            <text:p>[13]</text:p>
          </table:table-cell>
          <table:table-cell office:value-type="float" office:value="0.777046447724869" calcext:value-type="float">
            <text:p>0.777046447724869</text:p>
          </table:table-cell>
          <table:table-cell office:value-type="float" office:value="0.749729429986424" calcext:value-type="float">
            <text:p>0.749729429986424</text:p>
          </table:table-cell>
          <table:table-cell office:value-type="float" office:value="0.767741935483871" calcext:value-type="float">
            <text:p>0.767741935483871</text:p>
          </table:table-cell>
          <table:table-cell office:value-type="float" office:value="0.765727118446241" calcext:value-type="float">
            <text:p>0.765727118446241</text:p>
          </table:table-cell>
          <table:table-cell office:value-type="float" office:value="0.793650793650794" calcext:value-type="float">
            <text:p>0.793650793650794</text:p>
          </table:table-cell>
          <table:table-cell office:value-type="float" office:value="0.794586255489225" calcext:value-type="float">
            <text:p>0.794586255489225</text:p>
          </table:table-cell>
          <table:table-cell office:value-type="float" office:value="0.803680981595092" calcext:value-type="float">
            <text:p>0.803680981595092</text:p>
          </table:table-cell>
          <table:table-cell office:value-type="float" office:value="0.798142986977586" calcext:value-type="float">
            <text:p>0.798142986977586</text:p>
          </table:table-cell>
          <table:table-cell office:value-type="float" office:value="0.805280528052805" calcext:value-type="float">
            <text:p>0.8052805280528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817307692307692" calcext:value-type="float">
            <text:p>0.8173076923076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9']</text:p>
          </table:table-cell>
          <table:table-cell office:value-type="string" calcext:value-type="string">
            <text:p>[0.887905604719764]</text:p>
          </table:table-cell>
          <table:table-cell office:value-type="string" calcext:value-type="string">
            <text:p>[4]</text:p>
          </table:table-cell>
          <table:table-cell office:value-type="float" office:value="0.766670345645002" calcext:value-type="float">
            <text:p>0.766670345645002</text:p>
          </table:table-cell>
          <table:table-cell office:value-type="float" office:value="0.75627432939828" calcext:value-type="float">
            <text:p>0.75627432939828</text:p>
          </table:table-cell>
          <table:table-cell office:value-type="float" office:value="0.77319587628866" calcext:value-type="float">
            <text:p>0.77319587628866</text:p>
          </table:table-cell>
          <table:table-cell office:value-type="float" office:value="0.781036644542875" calcext:value-type="float">
            <text:p>0.781036644542875</text:p>
          </table:table-cell>
          <table:table-cell office:value-type="float" office:value="0.790588235294118" calcext:value-type="float">
            <text:p>0.790588235294118</text:p>
          </table:table-cell>
          <table:table-cell office:value-type="float" office:value="0.797434513660615" calcext:value-type="float">
            <text:p>0.797434513660615</text:p>
          </table:table-cell>
          <table:table-cell office:value-type="float" office:value="0.817307692307692" calcext:value-type="float">
            <text:p>0.817307692307692</text:p>
          </table:table-cell>
          <table:table-cell office:value-type="float" office:value="0.731935894978239" calcext:value-type="float">
            <text:p>0.731935894978239</text:p>
          </table:table-cell>
          <table:table-cell office:value-type="float" office:value="0.747875354107649" calcext:value-type="float">
            <text:p>0.7478753541076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5']</text:p>
          </table:table-cell>
          <table:table-cell office:value-type="string" calcext:value-type="string">
            <text:p>[0.8771929824561403]</text:p>
          </table:table-cell>
          <table:table-cell office:value-type="string" calcext:value-type="string">
            <text:p>[21]</text:p>
          </table:table-cell>
          <table:table-cell office:value-type="float" office:value="0.780689313311235" calcext:value-type="float">
            <text:p>0.780689313311235</text:p>
          </table:table-cell>
          <table:table-cell office:value-type="float" office:value="0.774236665487062" calcext:value-type="float">
            <text:p>0.774236665487062</text:p>
          </table:table-cell>
          <table:table-cell office:value-type="float" office:value="0.784552845528455" calcext:value-type="float">
            <text:p>0.784552845528455</text:p>
          </table:table-cell>
          <table:table-cell office:value-type="float" office:value="0.799734168450878" calcext:value-type="float">
            <text:p>0.799734168450878</text:p>
          </table:table-cell>
          <table:table-cell office:value-type="float" office:value="0.811475409836065" calcext:value-type="float">
            <text:p>0.811475409836065</text:p>
          </table:table-cell>
          <table:table-cell office:value-type="float" office:value="0.804968379699917" calcext:value-type="float">
            <text:p>0.804968379699917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743818039607084" calcext:value-type="float">
            <text:p>0.743818039607084</text:p>
          </table:table-cell>
          <table:table-cell office:value-type="float" office:value="0.790890269151139" calcext:value-type="float">
            <text:p>0.7908902691511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83204134366925" calcext:value-type="float">
            <text:p>0.832041343669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441247002398081]</text:p>
          </table:table-cell>
          <table:table-cell office:value-type="string" calcext:value-type="string">
            <text:p>[7]</text:p>
          </table:table-cell>
          <table:table-cell office:value-type="float" office:value="0.805849978390985" calcext:value-type="float">
            <text:p>0.805849978390985</text:p>
          </table:table-cell>
          <table:table-cell office:value-type="float" office:value="0.792702321869136" calcext:value-type="float">
            <text:p>0.792702321869136</text:p>
          </table:table-cell>
          <table:table-cell office:value-type="float" office:value="0.814249363867684" calcext:value-type="float">
            <text:p>0.814249363867684</text:p>
          </table:table-cell>
          <table:table-cell office:value-type="float" office:value="0.822408164007027" calcext:value-type="float">
            <text:p>0.822408164007027</text:p>
          </table:table-cell>
          <table:table-cell office:value-type="float" office:value="0.83204134366925" calcext:value-type="float">
            <text:p>0.83204134366925</text:p>
          </table:table-cell>
          <table:table-cell office:value-type="float" office:value="0.821742323508426" calcext:value-type="float">
            <text:p>0.821742323508426</text:p>
          </table:table-cell>
          <table:table-cell office:value-type="float" office:value="0.831521739130435" calcext:value-type="float">
            <text:p>0.831521739130435</text:p>
          </table:table-cell>
          <table:table-cell office:value-type="float" office:value="0.78654710417935" calcext:value-type="float">
            <text:p>0.78654710417935</text:p>
          </table:table-cell>
          <table:table-cell office:value-type="float" office:value="0.798833819241983" calcext:value-type="float">
            <text:p>0.7988338192419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794736842105263" calcext:value-type="float">
            <text:p>0.79473684210526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7']</text:p>
          </table:table-cell>
          <table:table-cell office:value-type="string" calcext:value-type="string">
            <text:p>[0.8757961783439491]</text:p>
          </table:table-cell>
          <table:table-cell office:value-type="string" calcext:value-type="string">
            <text:p>[22]</text:p>
          </table:table-cell>
          <table:table-cell office:value-type="float" office:value="0.731298192838334" calcext:value-type="float">
            <text:p>0.731298192838334</text:p>
          </table:table-cell>
          <table:table-cell office:value-type="float" office:value="0.742725186965105" calcext:value-type="float">
            <text:p>0.742725186965105</text:p>
          </table:table-cell>
          <table:table-cell office:value-type="float" office:value="0.753799392097264" calcext:value-type="float">
            <text:p>0.753799392097264</text:p>
          </table:table-cell>
          <table:table-cell office:value-type="float" office:value="0.767003756477441" calcext:value-type="float">
            <text:p>0.767003756477441</text:p>
          </table:table-cell>
          <table:table-cell office:value-type="float" office:value="0.783216783216783" calcext:value-type="float">
            <text:p>0.783216783216783</text:p>
          </table:table-cell>
          <table:table-cell office:value-type="float" office:value="0.634028098019177" calcext:value-type="float">
            <text:p>0.634028098019177</text:p>
          </table:table-cell>
          <table:table-cell office:value-type="float" office:value="0.753488372093023" calcext:value-type="float">
            <text:p>0.753488372093023</text:p>
          </table:table-cell>
          <table:table-cell office:value-type="float" office:value="0.781435729891614" calcext:value-type="float">
            <text:p>0.781435729891614</text:p>
          </table:table-cell>
          <table:table-cell office:value-type="float" office:value="0.794736842105263" calcext:value-type="float">
            <text:p>0.7947368421052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79126213592233" calcext:value-type="float">
            <text:p>0.791262135922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5']</text:p>
          </table:table-cell>
          <table:table-cell office:value-type="string" calcext:value-type="string">
            <text:p>[0.8740849194729137]</text:p>
          </table:table-cell>
          <table:table-cell office:value-type="string" calcext:value-type="string">
            <text:p>[8]</text:p>
          </table:table-cell>
          <table:table-cell office:value-type="float" office:value="0.721165606892262" calcext:value-type="float">
            <text:p>0.721165606892262</text:p>
          </table:table-cell>
          <table:table-cell office:value-type="float" office:value="0.667813009715151" calcext:value-type="float">
            <text:p>0.667813009715151</text:p>
          </table:table-cell>
          <table:table-cell office:value-type="float" office:value="0.68693009118541" calcext:value-type="float">
            <text:p>0.68693009118541</text:p>
          </table:table-cell>
          <table:table-cell office:value-type="float" office:value="0.733823599719805" calcext:value-type="float">
            <text:p>0.733823599719805</text:p>
          </table:table-cell>
          <table:table-cell office:value-type="float" office:value="0.743362831858407" calcext:value-type="float">
            <text:p>0.743362831858407</text:p>
          </table:table-cell>
          <table:table-cell office:value-type="float" office:value="0.760493398422635" calcext:value-type="float">
            <text:p>0.760493398422635</text:p>
          </table:table-cell>
          <table:table-cell office:value-type="float" office:value="0.79126213592233" calcext:value-type="float">
            <text:p>0.79126213592233</text:p>
          </table:table-cell>
          <table:table-cell office:value-type="float" office:value="0.722532419711456" calcext:value-type="float">
            <text:p>0.722532419711456</text:p>
          </table:table-cell>
          <table:table-cell office:value-type="float" office:value="0.756032171581769" calcext:value-type="float">
            <text:p>0.7560321715817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797413793103448" calcext:value-type="float">
            <text:p>0.7974137931034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9']</text:p>
          </table:table-cell>
          <table:table-cell office:value-type="string" calcext:value-type="string">
            <text:p>[0.8621700879765396]</text:p>
          </table:table-cell>
          <table:table-cell office:value-type="string" calcext:value-type="string">
            <text:p>[12]</text:p>
          </table:table-cell>
          <table:table-cell office:value-type="float" office:value="0.745933880258083" calcext:value-type="float">
            <text:p>0.745933880258083</text:p>
          </table:table-cell>
          <table:table-cell office:value-type="float" office:value="0.731214056929757" calcext:value-type="float">
            <text:p>0.731214056929757</text:p>
          </table:table-cell>
          <table:table-cell office:value-type="float" office:value="0.748792270531401" calcext:value-type="float">
            <text:p>0.748792270531401</text:p>
          </table:table-cell>
          <table:table-cell office:value-type="float" office:value="0.76903739539133" calcext:value-type="float">
            <text:p>0.76903739539133</text:p>
          </table:table-cell>
          <table:table-cell office:value-type="float" office:value="0.790890269151139" calcext:value-type="float">
            <text:p>0.790890269151139</text:p>
          </table:table-cell>
          <table:table-cell office:value-type="float" office:value="0.757262834762148" calcext:value-type="float">
            <text:p>0.757262834762148</text:p>
          </table:table-cell>
          <table:table-cell office:value-type="float" office:value="0.797413793103448" calcext:value-type="float">
            <text:p>0.797413793103448</text:p>
          </table:table-cell>
          <table:table-cell office:value-type="float" office:value="0.726221233949096" calcext:value-type="float">
            <text:p>0.726221233949096</text:p>
          </table:table-cell>
          <table:table-cell office:value-type="float" office:value="0.758793969849246" calcext:value-type="float">
            <text:p>0.7587939698492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740909090909091" calcext:value-type="float">
            <text:p>0.7409090909090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330893118594437]</text:p>
          </table:table-cell>
          <table:table-cell office:value-type="string" calcext:value-type="string">
            <text:p>[3]</text:p>
          </table:table-cell>
          <table:table-cell office:value-type="float" office:value="0.68601388457532" calcext:value-type="float">
            <text:p>0.68601388457532</text:p>
          </table:table-cell>
          <table:table-cell office:value-type="float" office:value="0.713535074498703" calcext:value-type="float">
            <text:p>0.713535074498703</text:p>
          </table:table-cell>
          <table:table-cell office:value-type="float" office:value="0.737588652482269" calcext:value-type="float">
            <text:p>0.737588652482269</text:p>
          </table:table-cell>
          <table:table-cell office:value-type="float" office:value="0.724034912972966" calcext:value-type="float">
            <text:p>0.724034912972966</text:p>
          </table:table-cell>
          <table:table-cell office:value-type="float" office:value="0.740909090909091" calcext:value-type="float">
            <text:p>0.740909090909091</text:p>
          </table:table-cell>
          <table:table-cell office:value-type="float" office:value="0.629781820332777" calcext:value-type="float">
            <text:p>0.629781820332777</text:p>
          </table:table-cell>
          <table:table-cell office:value-type="float" office:value="0.722358722358722" calcext:value-type="float">
            <text:p>0.722358722358722</text:p>
          </table:table-cell>
          <table:table-cell office:value-type="float" office:value="0.676703730496834" calcext:value-type="float">
            <text:p>0.676703730496834</text:p>
          </table:table-cell>
          <table:table-cell office:value-type="float" office:value="0.70846394984326" calcext:value-type="float">
            <text:p>0.70846394984326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8"/>
          <table:table-cell table:formula="of:=AVERAGE([.I2:.I16])" office:value-type="float" office:value="0.652684306176415" calcext:value-type="float">
            <text:p>0.652684306176415</text:p>
          </table:table-cell>
          <table:table-cell table:formula="of:=AVERAGE([.J2:.J16])" office:value-type="float" office:value="0.645115784792505" calcext:value-type="float">
            <text:p>0.645115784792505</text:p>
          </table:table-cell>
          <table:table-cell table:formula="of:=AVERAGE([.K2:.K16])" office:value-type="float" office:value="0.670569024587844" calcext:value-type="float">
            <text:p>0.670569024587844</text:p>
          </table:table-cell>
          <table:table-cell table:formula="of:=AVERAGE([.L2:.L16])" office:value-type="float" office:value="0.692654728466591" calcext:value-type="float">
            <text:p>0.692654728466591</text:p>
          </table:table-cell>
          <table:table-cell table:formula="of:=AVERAGE([.M2:.M16])" office:value-type="float" office:value="0.71562002376497" calcext:value-type="float">
            <text:p>0.71562002376497</text:p>
          </table:table-cell>
          <table:table-cell table:formula="of:=AVERAGE([.N2:.N16])" office:value-type="float" office:value="0.642888324772721" calcext:value-type="float">
            <text:p>0.642888324772721</text:p>
          </table:table-cell>
          <table:table-cell table:formula="of:=AVERAGE([.O2:.O16])" office:value-type="float" office:value="0.699272917173533" calcext:value-type="float">
            <text:p>0.699272917173533</text:p>
          </table:table-cell>
          <table:table-cell table:formula="of:=AVERAGE([.P2:.P16])" office:value-type="float" office:value="0.630078386673845" calcext:value-type="float">
            <text:p>0.630078386673845</text:p>
          </table:table-cell>
          <table:table-cell table:formula="of:=AVERAGE([.Q2:.Q16])" office:value-type="float" office:value="0.686633927051115" calcext:value-type="float">
            <text:p>0.686633927051115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734552546053173" calcext:value-type="float">
            <text:p>0.73455254605317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.192307692307692" calcext:value-type="float">
            <text:p>0.19230769230769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83204134366925" calcext:value-type="float">
            <text:p>0.8320413436692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2:.C16])" office:value-type="float" office:value="0.156043275053215" calcext:value-type="float">
            <text:p>0.156043275053215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equence G 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9T10:36:08.664573138</dc:date>
    <meta:editing-duration>PT2M30S</meta:editing-duration>
    <meta:editing-cycles>1</meta:editing-cycles>
    <meta:document-statistic meta:table-count="1" meta:cell-count="289" meta:object-count="0"/>
    <meta:generator>LibreOffice/6.0.7.3$Linux_X86_64 LibreOffice_project/00m0$Build-3</meta:generator>
  </office:meta>
</office:document-meta>
</file>